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28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1.053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s-with-per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With-perf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.9%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aram: factsNr</text:p>
          </table:table-cell>
          <table:table-cell office:value-type="string" calcext:value-type="string">
            <text:p>Param: joinsNr</text:p>
          </table:table-cell>
          <table:table-cell table:style-name="Default" office:value-type="string" calcext:value-type="string">
            <text:p>Param: perfLog</text:p>
          </table:table-cell>
          <table:table-cell office:value-type="string" calcext:value-type="string">
            <text:p>Param: rulesNr</text:p>
          </table:table-cell>
        </table:table-row>
        <table:table-row table:style-name="ro1">
          <table:table-cell office:value-type="string" calcext:value-type="string">
            <text:p>org.drools.benchmarks.session.FireOnlyWithJoinsBenchmark.test</text:p>
          </table:table-cell>
          <table:table-cell office:value-type="string" calcext:value-type="string">
            <text:p>ss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29.908314" calcext:value-type="float">
            <text:p>29.908314</text:p>
          </table:table-cell>
          <table:table-cell office:value-type="float" office:value="0.170919" calcext:value-type="float">
            <text:p>0.170919</text:p>
          </table:table-cell>
          <table:table-cell office:value-type="string" calcext:value-type="string">
            <text:p>ms/op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rg.drools.benchmarks.session.FireOnlyWithJoinsBenchmark.test</text:p>
          </table:table-cell>
          <table:table-cell office:value-type="string" calcext:value-type="string">
            <text:p>ss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28.802107" calcext:value-type="float">
            <text:p>28.802107</text:p>
          </table:table-cell>
          <table:table-cell office:value-type="float" office:value="0.189792" calcext:value-type="float">
            <text:p>0.189792</text:p>
          </table:table-cell>
          <table:table-cell office:value-type="string" calcext:value-type="string">
            <text:p>ms/op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Without-perf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org.drools.benchmarks.session.FireOnlyWithJoinsBenchmark.test</text:p>
          </table:table-cell>
          <table:table-cell office:value-type="string" calcext:value-type="string">
            <text:p>ss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28.84563" calcext:value-type="float">
            <text:p>28.84563</text:p>
          </table:table-cell>
          <table:table-cell office:value-type="float" office:value="0.187569" calcext:value-type="float">
            <text:p>0.187569</text:p>
          </table:table-cell>
          <table:table-cell office:value-type="string" calcext:value-type="string">
            <text:p>ms/op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rg.drools.benchmarks.session.FireOnlyWithJoinsBenchmark.test</text:p>
          </table:table-cell>
          <table:table-cell office:value-type="string" calcext:value-type="string">
            <text:p>ss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28.718416" calcext:value-type="float">
            <text:p>28.718416</text:p>
          </table:table-cell>
          <table:table-cell office:value-type="float" office:value="0.175775" calcext:value-type="float">
            <text:p>0.175775</text:p>
          </table:table-cell>
          <table:table-cell office:value-type="string" calcext:value-type="string">
            <text:p>ms/op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0:43:54.672878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22T11:54:05.006081461</dc:date>
    <meta:editing-duration>PT1H27S</meta:editing-duration>
    <meta:editing-cycles>3</meta:editing-cycles>
    <meta:generator>LibreOffice/6.3.6.2$Linux_X86_64 LibreOffice_project/30$Build-2</meta:generator>
    <meta:document-statistic meta:table-count="1" meta:cell-count="57" meta:object-count="0"/>
  </office:meta>
</office:document-meta>
</file>